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Times New Roman" fo:font-size="14pt" style:font-name-complex="Times New Roman" style:font-size-asian="12pt" style:font-size-complex="14pt" style:font-style-complex="italic"/>
    </style:style>
    <style:style style:name="T2" style:family="text">
      <style:text-properties fo:color="#000000" style:font-name="Times New Roman" fo:font-size="14pt" fo:font-weight="normal" fo:font-style="normal" fo:letter-spacing="normal" style:font-name-complex="Times New Roman" style:font-size-complex="14pt" style:font-weight-complex="normal" style:font-style-complex="italic"/>
    </style:style>
    <style:style style:name="T3" style:family="text">
      <style:text-properties fo:color="#000000" style:font-name="Times New Roman" fo:font-size="14pt" fo:font-weight="normal" fo:font-style="normal" fo:letter-spacing="normal" style:font-name-complex="Times New Roman" style:font-size-complex="14pt" style:font-weight-complex="normal" style:font-style-complex="italic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.36</text:p>
          </table:table-cell>
          <table:table-cell table:number-columns-repeated="2"/>
          <table:table-cell office:value-type="string" calcext:value-type="string" table:number-columns-spanned="8" table:number-rows-spanned="17">
            <text:p><text:span text:style-name="T1">Em estudo dos efeitos do Promalin sobre frutos de macieiras cultivar Brasil, Mestriner (1980) </text:span></text:p>
            <text:p><text:span text:style-name="T1">utilizou quatro repetições dos seguintes tratamentos:</text:span></text:p>
            <text:p><text:span text:style-name="T2">T</text:span><text:span text:style-name="T3">1</text:span><text:span text:style-name="T2"> - 12,5 ppm de Promalin em plena floração;</text:span></text:p>
            <text:p><text:span text:style-name="T2">T</text:span><text:span text:style-name="T3">2</text:span><text:span text:style-name="T2"> - 25,0 ppm de Promalin em plena floração;</text:span></text:p>
            <text:p><text:span text:style-name="T2">T</text:span><text:span text:style-name="T3">3</text:span><text:span text:style-name="T2"> - 50,0 ppm de Promalin em plena floração;</text:span></text:p>
            <text:p><text:span text:style-name="T2">T</text:span><text:span text:style-name="T3">4</text:span><text:span text:style-name="T2"> - 12,5 ppm de Promalin em plena floração + 12,5 ppm no início da frutificação</text:span></text:p>
            <text:p><text:span text:style-name="T2">T</text:span><text:span text:style-name="T3">5</text:span><text:span text:style-name="T2"> - Testemunha</text:span></text:p>
            <text:p><text:span text:style-name="T2">O delineamento experimental foi o de blocos casualizados devido o gradiente de fertilidade do solo, </text:span></text:p>
            <text:p><text:span text:style-name="T2">sendo as parcelas constituídas de 4 plantas espaçadas 6 x 7 m, com 12 anos de idade na época de</text:span></text:p>
            <text:p><text:span text:style-name="T2"> instalação do experimento. O croqui da distribuição dos tratamentos (entre parênteses) e pesos</text:span></text:p>
            <text:p><text:span text:style-name="T2"> Médios (em gramas) dos frutos nas unidade experimentais (parcelas) é apresentado a seguir:</text:span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4.78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.19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88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.28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.77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4.44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61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.73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4.06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6.07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11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.88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.83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6.97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36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3.49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5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22</text:p>
          </table:table-cell>
          <table:table-cell table:number-columns-repeated="10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7:17:51.8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3T17:02:21.469000000</meta:creation-date>
    <dc:date>2024-03-03T17:19:56.603000000</dc:date>
    <meta:editing-duration>PT11M45S</meta:editing-duration>
    <meta:editing-cycles>2</meta:editing-cycles>
    <meta:generator>LibreOffice/7.5.5.2$Windows_X86_64 LibreOffice_project/ca8fe7424262805f223b9a2334bc7181abbcbf5e</meta:generator>
    <meta:document-statistic meta:table-count="1" meta:cell-count="64" meta:object-count="0"/>
  </office:meta>
</office:document-meta>
</file>